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80808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6cm" fo:min-width="0.683cm" draw:shadow="hidden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552cm" draw:shadow="hidden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849cm" draw:shadow="hidden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6cm" fo:min-width="1.598cm" draw:shadow="hidden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6cm" fo:min-width="1.949cm" draw:shadow="hidden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568cm" draw:shadow="hidden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6cm" fo:min-width="1.919cm" draw:shadow="hidden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6cm" fo:min-width="3.507cm" draw:shadow="hidden"/>
      <style:paragraph-properties style:writing-mode="lr-tb"/>
    </style:style>
    <style:style style:name="gr15" style:family="graphic" style:parent-style-name="standard">
      <style:graphic-properties svg:stroke-color="#666666" draw:fill-color="#80808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  <style:text-properties fo:font-size="2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6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6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808080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T1" style:family="text">
      <style:text-properties fo:font-size="26pt"/>
    </style:style>
    <style:style style:name="T2" style:family="text">
      <style:text-properties fo:font-size="26pt" fo:font-style="italic" style:font-size-asian="18pt" style:font-style-asian="italic" style:font-size-complex="18pt" style:font-style-complex="italic"/>
    </style:style>
    <style:style style:name="T3" style:family="text">
      <style:text-properties style:text-position="-8% 58%" fo:font-size="2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809cm" svg:y1="1.905cm" svg:x2="3.811cm" svg:y2="21.59cm">
          <text:p/>
        </draw:line>
        <draw:line draw:style-name="gr2" draw:text-style-name="P1" draw:layer="layout" svg:x1="8.573cm" svg:y1="1.913cm" svg:x2="8.573cm" svg:y2="20.328cm">
          <text:p/>
        </draw:line>
        <draw:line draw:style-name="gr2" draw:text-style-name="P1" draw:layer="layout" svg:x1="13.335cm" svg:y1="1.913cm" svg:x2="13.335cm" svg:y2="20.328cm">
          <text:p/>
        </draw:line>
        <draw:line draw:style-name="gr2" draw:text-style-name="P1" draw:layer="layout" svg:x1="18.098cm" svg:y1="1.913cm" svg:x2="18.098cm" svg:y2="20.328cm">
          <text:p/>
        </draw:line>
        <draw:frame draw:style-name="gr3" draw:text-style-name="P3" draw:layer="layout" svg:width="3.187cm" svg:height="2.301cm" svg:x="2.495cm" svg:y="0.355cm">
          <draw:text-box>
            <text:p text:style-name="P2"><text:span text:style-name="T1">Client</text:span></text:p>
          </draw:text-box>
        </draw:frame>
        <draw:frame draw:style-name="gr4" draw:text-style-name="P3" draw:layer="layout" svg:width="3.707cm" svg:height="2.384cm" svg:x="6.985cm" svg:y="-0.323cm">
          <draw:text-box>
            <text:p text:style-name="P2"><text:span text:style-name="T1">KE Server</text:span></text:p>
          </draw:text-box>
        </draw:frame>
        <draw:frame draw:style-name="gr4" draw:text-style-name="P3" draw:layer="layout" svg:width="3.026cm" svg:height="2.384cm" svg:x="11.851cm" svg:y="-0.323cm">
          <draw:text-box>
            <text:p text:style-name="P2"><text:span text:style-name="T1">Key Store</text:span></text:p>
          </draw:text-box>
        </draw:frame>
        <draw:frame draw:style-name="gr4" draw:text-style-name="P3" draw:layer="layout" svg:width="4.445cm" svg:height="2.384cm" svg:x="16.51cm" svg:y="-0.31cm">
          <draw:text-box>
            <text:p text:style-name="P2"><text:span text:style-name="T1">NTP Server</text:span></text:p>
          </draw:text-box>
        </draw:frame>
        <draw:frame draw:style-name="gr5" draw:text-style-name="P5" draw:layer="layout" svg:width="1.183cm" svg:height="1.296cm" svg:x="2.945cm" svg:y="1.913cm">
          <draw:text-box>
            <text:p text:style-name="P4"><text:span text:style-name="T2">t</text:span><text:span text:style-name="T3">1</text:span></text:p>
          </draw:text-box>
        </draw:frame>
        <draw:frame draw:style-name="gr5" draw:text-style-name="P5" draw:layer="layout" svg:width="1.183cm" svg:height="1.296cm" svg:x="8.572cm" svg:y="3.492cm">
          <draw:text-box>
            <text:p text:style-name="P4"><text:span text:style-name="T2">t</text:span><text:span text:style-name="T3">2</text:span></text:p>
          </draw:text-box>
        </draw:frame>
        <draw:frame draw:style-name="gr5" draw:text-style-name="P5" draw:layer="layout" svg:width="1.183cm" svg:height="1.296cm" svg:x="8.573cm" svg:y="8.323cm">
          <draw:text-box>
            <text:p text:style-name="P4"><text:span text:style-name="T2">t</text:span><text:span text:style-name="T3">3</text:span></text:p>
          </draw:text-box>
        </draw:frame>
        <draw:frame draw:style-name="gr5" draw:text-style-name="P5" draw:layer="layout" svg:width="1.183cm" svg:height="1.296cm" svg:x="2.945cm" svg:y="9.824cm">
          <draw:text-box>
            <text:p text:style-name="P4"><text:span text:style-name="T2">t</text:span><text:span text:style-name="T3">4</text:span></text:p>
          </draw:text-box>
        </draw:frame>
        <draw:frame draw:style-name="gr5" draw:text-style-name="P5" draw:layer="layout" svg:width="1.183cm" svg:height="1.296cm" svg:x="2.945cm" svg:y="11.412cm">
          <draw:text-box>
            <text:p text:style-name="P4"><text:span text:style-name="T2">t</text:span><text:span text:style-name="T3">5</text:span></text:p>
          </draw:text-box>
        </draw:frame>
        <draw:frame draw:style-name="gr6" draw:text-style-name="P5" draw:layer="layout" svg:width="1.052cm" svg:height="1.276cm" svg:x="18.27cm" svg:y="13.342cm">
          <draw:text-box>
            <text:p text:style-name="P4"><text:span text:style-name="T2">t</text:span><text:span text:style-name="T3">6</text:span></text:p>
          </draw:text-box>
        </draw:frame>
        <draw:frame draw:style-name="gr7" draw:text-style-name="P5" draw:layer="layout" svg:width="1.349cm" svg:height="1.276cm" svg:x="2.946cm" svg:y="19.996cm">
          <draw:text-box>
            <text:p text:style-name="P4"><text:span text:style-name="T2">t</text:span><text:span text:style-name="T3">9</text:span></text:p>
          </draw:text-box>
        </draw:frame>
        <draw:frame draw:style-name="gr6" draw:text-style-name="P5" draw:layer="layout" svg:width="1.052cm" svg:height="1.276cm" svg:x="18.315cm" svg:y="14.599cm">
          <draw:text-box>
            <text:p text:style-name="P4"><text:span text:style-name="T2">t</text:span><text:span text:style-name="T3">7</text:span></text:p>
          </draw:text-box>
        </draw:frame>
        <draw:frame draw:style-name="gr5" draw:text-style-name="P5" draw:layer="layout" svg:width="1.183cm" svg:height="1.296cm" svg:x="18.184cm" svg:y="18.415cm">
          <draw:text-box>
            <text:p text:style-name="P4"><text:span text:style-name="T2">t</text:span><text:span text:style-name="T3">8</text:span></text:p>
          </draw:text-box>
        </draw:frame>
        <draw:line draw:style-name="gr8" draw:text-style-name="P1" draw:layer="layout" svg:x1="18.053cm" svg:y1="19.115cm" svg:x2="3.766cm" svg:y2="20.702cm">
          <text:p/>
        </draw:line>
        <draw:line draw:style-name="gr9" draw:text-style-name="P6" draw:layer="layout" svg:x1="2.263cm" svg:y1="2.509cm" svg:x2="2.898cm" svg:y2="2.509cm">
          <text:p/>
        </draw:line>
        <draw:line draw:style-name="gr9" draw:text-style-name="P6" draw:layer="layout" svg:x1="2.263cm" svg:y1="10.447cm" svg:x2="2.263cm" svg:y2="2.509cm">
          <text:p/>
        </draw:line>
        <draw:line draw:style-name="gr9" draw:text-style-name="P6" draw:layer="layout" svg:x1="2.263cm" svg:y1="10.447cm" svg:x2="2.898cm" svg:y2="10.447cm">
          <text:p/>
        </draw:line>
        <draw:frame draw:style-name="gr10" draw:text-style-name="P5" draw:layer="layout" svg:width="2.098cm" svg:height="1.296cm" svg:x="0.127cm" svg:y="5.715cm">
          <draw:text-box>
            <text:p text:style-name="P4"><text:span text:style-name="T2">d</text:span><text:span text:style-name="T3">CKE</text:span></text:p>
          </draw:text-box>
        </draw:frame>
        <draw:line draw:style-name="gr9" draw:text-style-name="P6" draw:layer="layout" svg:x1="2.263cm" svg:y1="20.644cm" svg:x2="2.263cm" svg:y2="12.059cm">
          <text:p/>
        </draw:line>
        <draw:frame draw:style-name="gr11" draw:text-style-name="P5" draw:layer="layout" svg:width="2.449cm" svg:height="1.296cm" svg:x="-0.186cm" svg:y="15.551cm">
          <draw:text-box>
            <text:p text:style-name="P4"><text:span text:style-name="T2">d</text:span><text:span text:style-name="T3">CNTS</text:span></text:p>
          </draw:text-box>
        </draw:frame>
        <draw:line draw:style-name="gr9" draw:text-style-name="P6" draw:layer="layout" svg:x1="19.253cm" svg:y1="19.05cm" svg:x2="19.888cm" svg:y2="19.05cm">
          <text:p/>
        </draw:line>
        <draw:line draw:style-name="gr9" draw:text-style-name="P6" draw:layer="layout" svg:x1="19.24cm" svg:y1="19.05cm" svg:x2="19.24cm" svg:y2="19.05cm">
          <text:p/>
        </draw:line>
        <draw:frame draw:style-name="gr12" draw:text-style-name="P5" draw:layer="layout" svg:width="2.068cm" svg:height="1.276cm" svg:x="4.917cm" svg:y="5.709cm">
          <draw:text-box>
            <text:p text:style-name="P4"><text:span text:style-name="T2">d</text:span><text:span text:style-name="T3">SKE</text:span></text:p>
          </draw:text-box>
        </draw:frame>
        <draw:line draw:style-name="gr9" draw:text-style-name="P6" draw:layer="layout" svg:x1="19.888cm" svg:y1="19.05cm" svg:x2="19.888cm" svg:y2="14.021cm">
          <text:p/>
        </draw:line>
        <draw:line draw:style-name="gr9" draw:text-style-name="P6" draw:layer="layout" svg:x1="6.975cm" svg:y1="8.897cm" svg:x2="6.975cm" svg:y2="4.198cm">
          <text:p/>
        </draw:line>
        <draw:line draw:style-name="gr9" draw:text-style-name="P6" draw:layer="layout" svg:x1="6.985cm" svg:y1="8.89cm" svg:x2="8.255cm" svg:y2="8.89cm">
          <text:p/>
        </draw:line>
        <draw:frame draw:style-name="gr13" draw:text-style-name="P5" draw:layer="layout" svg:width="2.419cm" svg:height="1.296cm" svg:x="19.914cm" svg:y="13.944cm">
          <draw:text-box>
            <text:p text:style-name="P4"><text:span text:style-name="T2">d</text:span><text:span text:style-name="T3">SNTP</text:span></text:p>
          </draw:text-box>
        </draw:frame>
        <draw:frame draw:style-name="gr14" draw:text-style-name="P5" draw:layer="layout" svg:width="4.007cm" svg:height="1.296cm" svg:x="20.002cm" svg:y="16.484cm">
          <draw:text-box>
            <text:p text:style-name="P4"><text:span text:style-name="T2">d</text:span><text:span text:style-name="T3">SNTS</text:span></text:p>
          </draw:text-box>
        </draw:frame>
        <draw:line draw:style-name="gr1" draw:text-style-name="P1" draw:layer="layout" svg:x1="8.572cm" svg:y1="1.905cm" svg:x2="8.574cm" svg:y2="21.59cm">
          <text:p/>
        </draw:line>
        <draw:line draw:style-name="gr1" draw:text-style-name="P1" draw:layer="layout" svg:x1="13.334cm" svg:y1="1.905cm" svg:x2="13.336cm" svg:y2="21.59cm">
          <text:p/>
        </draw:line>
        <draw:line draw:style-name="gr1" draw:text-style-name="P1" draw:layer="layout" svg:x1="18.097cm" svg:y1="1.905cm" svg:x2="18.099cm" svg:y2="21.59cm">
          <text:p/>
        </draw:line>
        <draw:custom-shape draw:style-name="gr15" draw:text-style-name="P7" draw:layer="layout" svg:width="0.635cm" svg:height="0.635cm" draw:transform="rotate (-3.14159265358979) translate (4.127cm 22.22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7" draw:layer="layout" svg:width="0.635cm" svg:height="0.635cm" draw:transform="rotate (-3.14159265358979) translate (8.89cm 22.22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7" draw:layer="layout" svg:width="0.635cm" svg:height="0.635cm" draw:transform="rotate (-3.14159265358979) translate (13.652cm 22.22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7" draw:layer="layout" svg:width="0.635cm" svg:height="0.635cm" draw:transform="rotate (-3.14159265358979) translate (13.652cm 22.22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7" draw:layer="layout" svg:width="0.635cm" svg:height="0.635cm" draw:transform="rotate (-3.14159265358979) translate (18.415cm 22.22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1" draw:layer="layout" svg:x1="18.064cm" svg:y1="15.941cm" svg:x2="13.301cm" svg:y2="17.299cm">
          <text:p/>
        </draw:line>
        <draw:line draw:style-name="gr8" draw:text-style-name="P1" draw:layer="layout" svg:x1="13.282cm" svg:y1="17.537cm" svg:x2="18.089cm" svg:y2="18.766cm">
          <text:p/>
        </draw:line>
        <draw:line draw:style-name="gr9" draw:text-style-name="P1" draw:layer="layout" svg:x1="17.736cm" svg:y1="19.057cm" svg:x2="18.371cm" svg:y2="19.057cm">
          <text:p/>
        </draw:line>
        <draw:line draw:style-name="gr9" draw:text-style-name="P1" draw:layer="layout" svg:x1="17.737cm" svg:y1="15.247cm" svg:x2="18.415cm" svg:y2="15.24cm">
          <text:p/>
        </draw:line>
        <draw:line draw:style-name="gr9" draw:text-style-name="P1" draw:layer="layout" svg:x1="17.737cm" svg:y1="14.028cm" svg:x2="18.372cm" svg:y2="14.028cm">
          <text:p/>
        </draw:line>
        <draw:line draw:style-name="gr8" draw:text-style-name="P1" draw:layer="layout" svg:x1="3.801cm" svg:y1="12.116cm" svg:x2="18.043cm" svg:y2="14.02cm">
          <text:p/>
        </draw:line>
        <draw:line draw:style-name="gr8" draw:text-style-name="P1" draw:layer="layout" svg:x1="8.583cm" svg:y1="8.918cm" svg:x2="3.82cm" svg:y2="10.505cm">
          <text:p/>
        </draw:line>
        <draw:line draw:style-name="gr8" draw:text-style-name="P1" draw:layer="layout" svg:x1="13.353cm" svg:y1="6.643cm" svg:x2="8.591cm" svg:y2="8.001cm">
          <text:p/>
        </draw:line>
        <draw:line draw:style-name="gr8" draw:text-style-name="P1" draw:layer="Layer4" svg:x1="8.555cm" svg:y1="5.15cm" svg:x2="13.317cm" svg:y2="6.42cm">
          <text:p/>
        </draw:line>
        <draw:line draw:style-name="gr8" draw:text-style-name="P1" draw:layer="Layer4" svg:x1="3.802cm" svg:y1="2.592cm" svg:x2="8.565cm" svg:y2="4.179cm">
          <text:p/>
        </draw:line>
        <draw:custom-shape draw:style-name="gr16" draw:text-style-name="P8" draw:layer="Layer4" svg:width="0.127cm" svg:height="0.127cm" svg:x="6.032cm" svg:y="20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er4" svg:width="0.127cm" svg:height="0.127cm" svg:x="6.032cm" svg:y="21.2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er4" svg:width="0.127cm" svg:height="0.127cm" svg:x="6.032cm" svg:y="21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er4" svg:width="0.127cm" svg:height="0.127cm" svg:x="10.985cm" svg:y="20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er4" svg:width="0.127cm" svg:height="0.127cm" svg:x="10.985cm" svg:y="21.2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er4" svg:width="0.127cm" svg:height="0.127cm" svg:x="10.985cm" svg:y="21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er4" svg:width="0.127cm" svg:height="0.127cm" svg:x="15.748cm" svg:y="20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er4" svg:width="0.127cm" svg:height="0.127cm" svg:x="15.748cm" svg:y="21.2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er4" svg:width="0.127cm" svg:height="0.127cm" svg:x="15.748cm" svg:y="21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er4" svg:x1="2.264cm" svg:y1="12.059cm" svg:x2="2.899cm" svg:y2="12.059cm">
          <text:p/>
        </draw:line>
        <draw:line draw:style-name="gr9" draw:text-style-name="P6" draw:layer="Layer4" svg:x1="2.261cm" svg:y1="20.637cm" svg:x2="2.896cm" svg:y2="20.637cm">
          <text:p/>
        </draw:line>
        <draw:line draw:style-name="gr9" draw:text-style-name="P6" draw:layer="Layer4" svg:x1="19.253cm" svg:y1="14.021cm" svg:x2="19.888cm" svg:y2="14.021cm">
          <text:p/>
        </draw:line>
        <draw:line draw:style-name="gr9" draw:text-style-name="P6" draw:layer="Layer4" svg:x1="19.253cm" svg:y1="15.24cm" svg:x2="19.888cm" svg:y2="15.24cm">
          <text:p/>
        </draw:line>
        <draw:line draw:style-name="gr9" draw:text-style-name="P6" draw:layer="layout" svg:x1="6.985cm" svg:y1="4.186cm" svg:x2="8.001cm" svg:y2="4.18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149cm" fo:page-height="22.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5T09:15:32.892495975</meta:creation-date>
    <dc:date>2022-05-28T21:20:13.523313805</dc:date>
    <meta:editing-duration>PT1H47S</meta:editing-duration>
    <meta:editing-cycles>13</meta:editing-cycles>
    <meta:generator>LibreOffice/7.3.3.2$Linux_X86_64 LibreOffice_project/4985bca6212b77bf8c7a86bceeb2084ec86f4b6b</meta:generator>
    <meta:document-statistic meta:object-count="64"/>
  </office:meta>
</office:document-meta>
</file>